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  <table:table-cell table:style-name="ce10" office:value-type="string" calcext:value-type="string">
            <text:p>개발사 소재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네브: 별을 건너서</text:p>
          </table:table-cell>
          <table:table-cell table:style-name="ce8" office:value-type="string" calcext:value-type="string">
            <text:p>Deneb: Across the Stars</text:p>
          </table:table-cell>
          <table:table-cell table:style-name="ce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탑다운 하드코어 플랫포머</text:p>
          </table:table-cell>
          <table:table-cell table:number-columns-repeated="2" table:style-name="ce8" office:value-type="string" calcext:value-type="string">
            <text:p>SEROSOO</text:p>
          </table:table-cell>
          <table:table-cell table:style-name="ce33"/>
          <table:table-cell table:style-name="ce35" office:value-type="string" calcext:value-type="string">
            <text:p>왜 한글 제목을 설명에만 넣어놨어?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 table:number-columns-repeated="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여포키우기</text:p>
          </table:table-cell>
          <table:table-cell table:style-name="ce8" office:value-type="string" calcext:value-type="string">
            <text:p>Lu Bu Maker</text:p>
          </table:table-cell>
          <table:table-cell table:style-name="ce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육성 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 table:number-columns-repeated="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 table:number-columns-repeated="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ldTail</text:p>
          </table:table-cell>
          <table:table-cell table:style-name="ce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3인칭 액션</text:p>
          </table:table-cell>
          <table:table-cell table:number-columns-repeated="2" table:style-name="ce8" office:value-type="string" calcext:value-type="string">
            <text:p>BK dddDang</text:p>
          </table:table-cell>
          <table:table-cell table:style-name="ce33"/>
          <table:table-cell table:style-name="ce35" office:value-type="string" calcext:value-type="string">
            <text:p><text:a xlink:href="https://bkjcr.tistory.com/" xlink:type="simple">https://bkjcr.tistory.com/</text:a>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VERTURN</text:p>
          </table:table-cell>
          <table:table-cell table:style-name="ce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FMS, 액션 퍼즐, 어드벤처</text:p>
          </table:table-cell>
          <table:table-cell table:style-name="ce8" office:value-type="string" calcext:value-type="string">
            <text:p>STUDIO HG</text:p>
          </table:table-cell>
          <table:table-cell table:style-name="ce8" office:value-type="string" calcext:value-type="string">
            <text:p>YJM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roject Rhombus</text:p>
          </table:table-cell>
          <table:table-cell table:style-name="ce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리듬기반 캐주얼 액션</text:p>
          </table:table-cell>
          <table:table-cell table:style-name="ce8" office:value-type="string" calcext:value-type="string">
            <text:p>SEROSOO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 table:number-columns-repeated="2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0:list.C91" table:on-update-keep-styles="true" table:on-update-keep-size="false"/>
        <table:database-range table:name="__Anonymous_Sheet_DB__0" table:target-range-address="list.B2:list.H11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00/00/00</text:date>, <text:time style:data-style-name="N2" text:time-value="18:55:48.59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9T18:59:01.005000000</dc:date>
    <meta:editing-duration>PT11H15M18S</meta:editing-duration>
    <meta:editing-cycles>266</meta:editing-cycles>
    <meta:document-statistic meta:table-count="1" meta:cell-count="83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